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InResource.ge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BInResource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Resource.getInstance( FileSystemResource fs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Resourc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BInResource.delete( boolean pruneEmptyParentDi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BInResource.dis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BInResourc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Resource.BLOBInResource( FileSystemResource fs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BInResource.is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